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sans-serif" svg:font-family="sans-serif"/>
    <style:font-face style:name="tvxsb" svg:font-family="tvxsb"/>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viar Dreams" svg:font-family="'Caviar Drea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style:font-name="Caviar Dreams" fo:font-size="12pt" style:font-size-asian="12pt" style:font-size-complex="12pt"/>
    </style:style>
    <style:style style:name="P3" style:family="paragraph" style:parent-style-name="Standard">
      <style:text-properties style:font-name="Caviar Dreams" fo:font-size="12pt" fo:language="el" fo:country="GR"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222222" fo:letter-spacing="normal" fo:language="el" fo:country="GR" fo:font-style="normal" fo:font-weight="normal"/>
    </style:style>
    <style:style style:name="T3" style:family="text">
      <style:text-properties fo:font-variant="normal" fo:text-transform="none" fo:color="#222222" style:font-name="Caviar Dreams" fo:font-size="12pt" fo:letter-spacing="normal" fo:font-style="normal" fo:font-weight="normal" style:font-size-asian="12pt" style:font-size-complex="12pt"/>
    </style:style>
    <style:style style:name="T4" style:family="text">
      <style:text-properties fo:font-variant="normal" fo:text-transform="none" fo:color="#222222" style:font-name="Caviar Dreams" fo:font-size="12pt" fo:letter-spacing="normal" fo:language="el" fo:country="GR" fo:font-style="normal" fo:font-weight="normal" style:font-size-asian="12pt" style:font-size-complex="12pt"/>
    </style:style>
    <style:style style:name="T5" style:family="text">
      <style:text-properties fo:font-variant="normal" fo:text-transform="none" fo:color="#000000" style:font-name="Caviar Dreams" fo:font-size="12pt" fo:letter-spacing="normal" fo:language="el" fo:country="GR" fo:font-style="normal" fo:font-weight="normal" style:font-style-asian="normal" style:font-weight-asian="normal" style:font-style-complex="normal" style:font-weight-complex="normal"/>
    </style:style>
    <style:style style:name="T6" style:family="text">
      <style:text-properties fo:font-size="16pt" fo:language="el" fo:country="GR" style:font-size-asian="16pt" style:font-size-complex="16pt"/>
    </style:style>
    <style:style style:name="T7" style:family="text">
      <style:text-properties style:font-name="Caviar Dreams" fo:font-size="12pt" fo:language="el" fo:country="GR" style:font-size-asian="12pt" style:font-size-complex="12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γραφικά1" text:anchor-type="as-char" svg:width="9.987cm" svg:height="7.371cm" draw:z-index="0"><draw:image xlink:href="https://sociorocketnewsen.files.wordpress.com/2013/12/screen-shot-2013-12-06-at-4-15-10-am.png?w=640&amp;h=494" xlink:type="simple" xlink:show="embed" xlink:actuate="onLoad"/></draw:frame></text:p>
      <text:p text:style-name="Standard"><text:span text:style-name="T6"/></text:p>
      <text:p text:style-name="Standard"><text:span text:style-name="T6">Η Ιστορία πίσω από τη φωτογραφία.</text:span></text:p>
      <text:p text:style-name="P1"/>
      <text:p text:style-name="Standard"><text:span text:style-name="T7">Ο καλύτερος φίλος του ανθρώπου, ή τουλάχιστον αυτό λέει το ρητό. Γυρίζοντας πίσω το χρόνο, 96 χρόνια πριν, το 1923, στη πόλη του Οντάτε της Ιαπωνίας, γεννιέται άλλος ένας σκύλος. Το όνομα Χάτσικο το οποίο του δίνεται, αναμένεται να γίνει συνώνυμο της πίστης, της αγάπης και της αφοσίωσης για την ανθρωπότητα. Το όνομα του το πήρε από τον </text:span><text:span text:style-name="T3">Χιντεσάμπουρο Ουένο </text:span><text:span text:style-name="T4">(καθ. Πανεπ. Τοκιο)</text:span><text:span text:style-name="T3">, </text:span><text:span text:style-name="T4">ο οποίος τον υιοθετησε το 1924 και σημαίνει “ο όγδοος ευοίωνος πρίγκηπας”. Η ζωή του, αποτελεί μια αρκετα γνωστή ιστορία. Ο <text:s/>Χιντεσάμπουρο και ο Χάτσικο, ήταν δεμένοι και αχώριστοι, ενώ ο τελευταίος συνόδευε καθημερινά τον “φίλο” του μέχρι το σιδηροδρομικό σταθμό όπου ο καθηγητής έπαιρνε το τρένο προς το πανεπιστήμιο. Ο Χάτσικο λοιπόν, επέστρεφε πάλι στο σταθμό οπου υποδεχόταν τον Χιντεσάμπουρο καθώς στο ενδιάμεσο γύριζε στο σπίτι. Ωστόσο αυτή η φιλία ολοκληρώθηκε πολύ νωρίς καθώς μια μέρα του 1925 ο καθηγητής δεν επέστρεψε από τη διάλεξη του. Από εκείνη τη στιγμή όμως ξεκίνησε μία από τις πιο γνωστές ιστορίες αφοσίωσης στο πρόσωπο ενός ανθρώπου. <text:line-break/><text:line-break/>Η παραπάνω φωτογραφία αποτελεί την τελευταια του Χάτσικο. Γύρω του βρίσκεται η συζηγος του Χιντεσάμπουρο, </text:span><text:span text:style-name="Strong_20_Emphasis"><text:span text:style-name="Emphasis"><text:span text:style-name="T5">Yaeko Ueno (πρώτη σειρά, δεύτερη από δεξιά),</text:span></text:span></text:span><text:span text:style-name="T4"> αλλά και μέλη του τοπικού σταθμού. <text:s/>Στις 8 Μαρτίου του 1935 περαστικοί εντοπίζουν το νεκρο σώμα του πιστού σκύλου σε ένα σοκάκι κοντά στο σταθμό στον οποιο επιβιβάζονταν ο “φίλος” του. Ο καθηγητής δεν είχε επιστρέψει ποτέ ξανά στο σταθμό της Σιμπούγια, στο σταθμό που μάταια περίμενε επί 10(!) σερί χρόνια, καθημερινά ο Χάτσικο. <text:line-break/><text:line-break/>Ο θάνατος του προήλθε απο φιλαρίαση και μόλις τον Μάρτιο του 2011 ανακαλύφθηκε πως ο κύριος λόγος τελικά ήταν ο καρκίνος.<text:line-break/><text:line-break/>'Οταν ο θάνατος του έγινε γνωστός στην περιοχή, τόσο ο σταθμός όσο και το άγαλμα του (στα αποκαλυπτήρια του οποίου παρευρισκόταν και ο ίδιος ο Χάτσικο) κατακλυστικαν απο κόσμο που άφηνε λουλούδια προς τιμήν του, ενώ κάθε χρόνο στις 8 Απριλίου πραγματοποιειται μια τελετή στο σιδηροδρομικό σταθμό της Σιμπούγια με εκατοντάδες παρεβρισκομένους, οι οποίοι έρχονται με σκοπο να τιμίσουν τη μνήμη και την αφοσίωση που έδειξε καθ'ολη τη διάρκεια της ζωής του! </text:span></text:p>
      <text:p text:style-name="P2"><text:soft-page-break/><text:span text:style-name="T2"/></text:p>
      <text:p text:style-name="P2"><text:span text:style-name="T2">Η τελευταία αυτή λοιπόν φωτογραφία τραβήχτηκε την ήμερα που ο αγαπημένος Χάτσικο έχασε τη ζωή του, στις 8 Μαρτίου του 1935.</text:span></text:p>
      <text:p text:style-name="P2"><text:span text:style-name="T2"/></text:p>
      <text:p text:style-name="P3"><text:span text:style-name="T1">Κάθε φωτογραφία κρύβει ενα συνα΄σθημα, μία σκεψη, μια στιγμή που δεν θα επαναληφθεί. Κάθε φωτογραφια αποτελει την διαφορετική αποτύπωση του τροπου που ένας και μοναδικός άνθρωπος αντιλήφθηκε την πραγματικότητα γύρω του στο χωροχρόνο της ιστορίας. Και ξαφνικά... αυτή η στιγμή θα μετατραπεί σε αιωνιότητα. Μία αιωνιότητα που κρατάει την μοναδικότητα της σε κάθε διαφορετικό ανθρώπινο μυαλό εξαιτίας της ετερότητας του χαρακτηρα και της διαμόρφωσης της σκέψης που αντιλαμβανεται ο καθένας από εμάς τη ζωή και τη καθημερινοτητα, τόσο της δικιά του όσο και των συνανθρώπων το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sans-serif" svg:font-family="sans-serif"/>
    <style:font-face style:name="tvxsb" svg:font-family="tvxsb"/>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viar Dreams" svg:font-family="'Caviar Drea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oebus Polyzos</meta:initial-creator>
    <meta:creation-date>2019-09-06T23:51:53.74</meta:creation-date>
    <dc:date>2019-09-07T01:38:37.52</dc:date>
    <dc:creator>Phoebus Polyzos</dc:creator>
    <meta:editing-duration>PT1H21S</meta:editing-duration>
    <meta:editing-cycles>3</meta:editing-cycles>
    <meta:generator>OpenOffice/4.1.5$Win32 OpenOffice.org_project/415m1$Build-9789</meta:generator>
    <meta:document-statistic meta:table-count="0" meta:image-count="1" meta:object-count="0" meta:page-count="2" meta:paragraph-count="5" meta:word-count="449" meta:character-count="2825"/>
  </office:meta>
</office:document-meta>
</file>